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7cm" fo:margin-top="0cm" fo:margin-bottom="0cm" table:align="margins" style:writing-mode="lr-tb"/>
    </style:style>
    <style:style style:name="Tableau3.A" style:family="table-column">
      <style:table-column-properties style:column-width="5.699cm" style:rel-column-width="21971*"/>
    </style:style>
    <style:style style:name="Tableau3.B" style:family="table-column">
      <style:table-column-properties style:column-width="5.487cm" style:rel-column-width="21153*"/>
    </style:style>
    <style:style style:name="Tableau3.C" style:family="table-column">
      <style:table-column-properties style:column-width="5.814cm" style:rel-column-width="22411*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3.2" style:family="table-row">
      <style:table-row-properties style:min-row-height="2.681cm" fo:keep-together="auto"/>
    </style:style>
    <style:style style:name="P1" style:family="paragraph" style:parent-style-name="Heading_20_3">
      <style:paragraph-properties fo:margin-left="0.635cm" fo:margin-right="0cm" fo:text-indent="0cm" style:auto-text-indent="false">
        <style:tab-stops>
          <style:tab-stop style:position="12.002cm" style:leader-style="solid" style:leader-text="_"/>
        </style:tab-stops>
      </style:paragraph-properties>
    </style:style>
    <style:style style:name="P2" style:family="paragraph" style:parent-style-name="Heading_20_3">
      <style:paragraph-properties fo:margin-left="0.635cm" fo:margin-right="0cm" fo:text-indent="0cm" style:auto-text-indent="false"/>
      <style:text-properties fo:text-transform="uppercase"/>
    </style:style>
    <style:style style:name="P3" style:family="paragraph" style:parent-style-name="Standard">
      <style:paragraph-properties fo:margin-top="0.212cm" fo:margin-bottom="0.212cm" style:contextual-spacing="false"/>
    </style:style>
    <style:style style:name="P4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5" style:family="paragraph" style:parent-style-name="Standard">
      <style:paragraph-properties fo:margin-top="0.212cm" fo:margin-bottom="0.212cm" style:contextual-spacing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.212cm" fo:margin-bottom="0.212cm" style:contextual-spacing="false">
        <style:tab-stops>
          <style:tab-stop style:position="7.001cm" style:leader-style="dotted" style:leader-text="."/>
          <style:tab-stop style:position="14.753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.212cm" fo:margin-bottom="0.212cm" style:contextual-spacing="false" fo:text-align="end" style:justify-single-word="false">
        <style:tab-stops>
          <style:tab-stop style:position="9.001cm" style:leader-style="solid" style:leader-text="_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9" style:family="paragraph" style:parent-style-name="Standard">
      <style:paragraph-properties fo:margin-top="0.212cm" fo:margin-bottom="0.212cm" style:contextual-spacing="false"/>
      <style:text-properties style:font-name="Arial" fo:font-size="11pt" fo:background-color="#ffff00" style:font-size-asian="11pt" style:font-size-complex="11pt"/>
    </style:style>
    <style:style style:name="P10" style:family="paragraph" style:parent-style-name="Standard">
      <style:paragraph-properties fo:margin-top="0.212cm" fo:margin-bottom="0.212cm" style:contextual-spacing="false"/>
      <style:text-properties style:font-name="Arial" fo:font-size="11pt" officeooo:rsid="002cc826" officeooo:paragraph-rsid="002cc826" fo:background-color="#ffff00" style:font-size-asian="11pt" style:font-size-complex="11pt"/>
    </style:style>
    <style:style style:name="P11" style:family="paragraph" style:parent-style-name="Standard">
      <style:paragraph-properties fo:margin-top="0.212cm" fo:margin-bottom="0.212cm" style:contextual-spacing="false"/>
      <style:text-properties style:font-name="Arial" fo:font-size="11pt" officeooo:rsid="002cfc3b" officeooo:paragraph-rsid="002cfc3b" fo:background-color="#ffff00" style:font-size-asian="11pt" style:font-size-complex="11pt"/>
    </style:style>
    <style:style style:name="P12" style:family="paragraph" style:parent-style-name="Standard">
      <style:paragraph-properties fo:margin-top="0.212cm" fo:margin-bottom="0.212cm" style:contextual-spacing="false"/>
      <style:text-properties style:font-name="Arial" fo:font-size="11pt" officeooo:rsid="002e2a5d" officeooo:paragraph-rsid="002e2a5d" fo:background-color="#ffff00" style:font-size-asian="11pt" style:font-size-complex="11pt"/>
    </style:style>
    <style:style style:name="P13" style:family="paragraph" style:parent-style-name="Standard">
      <style:paragraph-properties fo:margin-top="0.212cm" fo:margin-bottom="0.212cm" style:contextual-spacing="false"/>
      <style:text-properties style:font-name="Arial" fo:font-size="11pt" officeooo:rsid="002ee815" officeooo:paragraph-rsid="002ee815" fo:background-color="#ffff00" style:font-size-asian="11pt" style:font-size-complex="11pt"/>
    </style:style>
    <style:style style:name="P14" style:family="paragraph" style:parent-style-name="Standard">
      <style:paragraph-properties fo:margin-top="0.212cm" fo:margin-bottom="0.212cm" style:contextual-spacing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.212cm" fo:margin-bottom="0.212cm" style:contextual-spacing="false"/>
      <style:text-properties style:font-name="Arial (W1)" fo:font-size="11pt" style:font-size-asian="11pt" style:font-size-complex="11pt"/>
    </style:style>
    <style:style style:name="P16" style:family="paragraph" style:parent-style-name="Standard">
      <style:paragraph-properties fo:margin-top="0.212cm" fo:margin-bottom="0.212cm" style:contextual-spacing="false"/>
      <style:text-properties style:font-name="Arial (W1)" fo:font-size="11pt" officeooo:rsid="002bb21b" officeooo:paragraph-rsid="002bb21b" fo:background-color="#ffff00" style:font-size-asian="11pt" style:font-size-complex="11pt"/>
    </style:style>
    <style:style style:name="P17" style:family="paragraph" style:parent-style-name="Standard">
      <style:paragraph-properties fo:margin-top="0.212cm" fo:margin-bottom="0.212cm" style:contextual-spacing="false"/>
      <style:text-properties style:font-name="Arial (W1)" fo:font-size="11pt" officeooo:rsid="002ee815" officeooo:paragraph-rsid="002ee815" fo:background-color="#ffff00" style:font-size-asian="11pt" style:font-size-complex="11pt"/>
    </style:style>
    <style:style style:name="P18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066bd" officeooo:paragraph-rsid="003066bd" fo:background-color="#ffff00" style:font-size-asian="11pt" style:font-size-complex="11pt"/>
    </style:style>
    <style:style style:name="P19" style:family="paragraph" style:parent-style-name="Standard">
      <style:paragraph-properties fo:margin-top="0.212cm" fo:margin-bottom="0.212cm" style:contextual-spacing="false" fo:padding-left="0.141cm" fo:padding-right="0.141cm" fo:padding-top="0.106cm" fo:padding-bottom="0.035cm" fo:border="0.51pt solid #00000a"/>
    </style:style>
    <style:style style:name="P20" style:family="paragraph" style:parent-style-name="Standard">
      <style:paragraph-properties fo:margin-top="0.212cm" fo:margin-bottom="0.212cm" style:contextual-spacing="false" fo:padding-left="0.141cm" fo:padding-right="0.141cm" fo:padding-top="0.106cm" fo:padding-bottom="0.035cm" fo:border="0.51pt solid #00000a"/>
      <style:text-properties style:font-name="Arial"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top="0.212cm" fo:margin-bottom="0.212cm" style:contextual-spacing="false" fo:text-align="justify" style:justify-single-word="false" fo:break-before="page"/>
    </style:style>
    <style:style style:name="P22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</style:style>
    <style:style style:name="P23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  <style:text-properties style:font-name="Arial (W1)" fo:font-size="11pt" style:font-size-asian="11pt" style:font-size-complex="11pt"/>
    </style:style>
    <style:style style:name="P24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  <style:text-properties style:font-name="Arial (W1)" fo:font-size="11pt" fo:font-style="italic" fo:font-weight="bold" fo:background-color="#ffff00" style:font-size-asian="11pt" style:font-style-asian="italic" style:font-weight-asian="bold" style:font-size-complex="11pt" style:font-weight-complex="bold"/>
    </style:style>
    <style:style style:name="P25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1pt" fo:font-weight="bold" style:font-size-asian="11pt" style:font-weight-asian="bold" style:font-size-complex="11pt"/>
    </style:style>
    <style:style style:name="T3" style:family="text">
      <style:text-properties style:font-name="Arial (W1)" fo:font-size="11pt" style:font-size-asian="11pt" style:font-size-complex="11pt"/>
    </style:style>
    <style:style style:name="T4" style:family="text">
      <style:text-properties style:font-name="Arial (W1)" fo:font-size="11pt" style:font-size-asian="11pt" style:font-size-complex="11pt" style:font-weight-complex="bold"/>
    </style:style>
    <style:style style:name="T5" style:family="text">
      <style:text-properties style:font-name="Arial (W1)" fo:font-size="11pt" fo:font-weight="bold" style:font-size-asian="11pt" style:font-weight-asian="bold" style:font-size-complex="11pt"/>
    </style:style>
    <style:style style:name="T6" style:family="text">
      <style:text-properties style:font-name="Arial (W1)" fo:font-size="11pt" fo:font-weight="bold" officeooo:rsid="002a0cae" fo:background-color="#ffff00" loext:char-shading-value="0" style:font-size-asian="11pt" style:font-weight-asian="bold" style:font-size-complex="11pt"/>
    </style:style>
    <style:style style:name="T7" style:family="text">
      <style:text-properties fo:text-transform="uppercase" fo:font-size="11pt" style:font-size-asian="11pt" style:font-size-complex="11pt"/>
    </style:style>
    <style:style style:name="T8" style:family="text">
      <style:text-properties fo:text-transform="uppercase" fo:font-size="11pt" officeooo:rsid="002f85dc" fo:background-color="#ffff00" loext:char-shading-value="0" style:font-size-asian="11pt" style:font-size-complex="11pt"/>
    </style:style>
    <style:style style:name="T9" style:family="text">
      <style:text-properties fo:text-transform="uppercase" fo:font-size="9pt" fo:font-style="italic" fo:font-weight="normal" style:font-size-asian="9pt" style:font-style-asian="italic" style:font-weight-asian="normal" style:font-size-complex="9pt" style:font-style-complex="italic" style:font-weight-complex="bold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bold"/>
    </style:style>
    <style:style style:name="T11" style:family="text">
      <style:text-properties fo:color="#008000" style:font-name="Arial" fo:font-size="11pt" fo:font-weight="bold" style:font-size-asian="11pt" style:font-weight-asian="bold" style:font-size-complex="11pt"/>
    </style:style>
    <style:style style:name="T12" style:family="text">
      <style:text-properties officeooo:rsid="002f85dc"/>
    </style:style>
    <style:style style:name="T13" style:family="text">
      <style:text-properties officeooo:rsid="00327cb4" fo:background-color="#ffff00" loext:char-shading-value="0"/>
    </style:style>
    <style:style style:name="T14" style:family="text">
      <style:text-properties officeooo:rsid="0033ff13" fo:background-color="#ffff00" loext:char-shading-value="0"/>
    </style:style>
    <style:style style:name="T15" style:family="text">
      <style:text-properties officeooo:rsid="0037ac6c" fo:background-color="#ffff00" loext:char-shading-value="0"/>
    </style:style>
    <style:style style:name="T16" style:family="text">
      <style:text-properties officeooo:rsid="003ab099" fo:background-color="#ffff00" loext:char-shading-value="0"/>
    </style:style>
    <style:style style:name="T17" style:family="text">
      <style:text-properties officeooo:rsid="00366220"/>
    </style:style>
    <style:style style:name="T18" style:family="text">
      <style:text-properties officeooo:rsid="00393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h text:style-name="P2" text:outline-level="3">Fiche descriptive de la pratique professionnelle</text:h>
      <text:h text:style-name="P1" text:outline-level="3"><text:span text:style-name="T7">Correspondant à l’activité type n° </text:span><text:span text:style-name="T8">CCP 1</text:span><text:span text:style-name="T7"><text:tab/></text:span><text:span text:style-name="T9">(</text:span><text:span text:style-name="T10">Voir le mode d’emploi</text:span><text:span text:style-name="T9">) </text:span></text:h>
      <text:p text:style-name="Standard"/>
      <text:p text:style-name="P19"><text:span text:style-name="T2">Intitulé de l’activité</text:span><text:span text:style-name="T11">-</text:span><text:span text:style-name="T5">type : </text:span><text:span text:style-name="T6">Développer des composants d'interface</text:span></text:p>
      <text:p text:style-name="P20"/>
      <text:p text:style-name="P4"><text:span text:style-name="T3">1 - </text:span><text:span text:style-name="T5">Indiquez les résultats directs de votre action</text:span><text:span text:style-name="T3"> : produits fabriqués, ouvrages, prestations de service ou autres productions que vous avez réalisés ou auxquels vous avez contribué :</text:span></text:p>
      <text:p text:style-name="P15"/>
      <text:p text:style-name="P16">l'ensemble des pages HTML du <text:span text:style-name="T12">sous-</text:span>site correspondant <text:span text:style-name="T12">à une partie du</text:span> front-end de l'application Web,</text:p>
      <text:p text:style-name="P16">l'ensemble des écrans <text:span text:style-name="T12">d'une </text:span>application <text:span text:style-name="T12">desktop en Java/Swing pour la gestion d'une partie du </text:span>back-end du système d'information.</text:p>
      <text:p text:style-name="P15"/>
      <text:p text:style-name="P3"><text:span text:style-name="T3">2 - <text:s/></text:span><text:span text:style-name="T5">Décrivez les tâches et/ou opérations</text:span><text:span text:style-name="T3"> que vous avez directement effectuées en vue des réalisations indiquées ci-dessus ainsi que leur fréquence de réalisation :</text:span></text:p>
      <text:p text:style-name="P5"/>
      <text:p text:style-name="P10">Création des maquettes</text:p>
      <text:p text:style-name="P10">Création des interfaces statiques <text:span text:style-name="T18">en HTML et en Java</text:span></text:p>
      <text:p text:style-name="P10">Codage des contrôles de surface <text:span text:style-name="T18">en JavaScript et en Java</text:span></text:p>
      <text:p text:style-name="P11">Création de bibliothèques réutilisables pour les contrôles <text:span text:style-name="T18">en JavaScript et en Java</text:span></text:p>
      <text:p text:style-name="P5"/>
      <text:p text:style-name="P5"/>
      <text:p text:style-name="P5">Fréquence de réalisation :</text:p>
      <text:p text:style-name="P3"><text:bookmark-start text:name="CaseACocher3"/><field:fieldmark text:name="__Fieldmark__89_2085292129" field:type="vnd.oasis.opendocument.field.FORMCHECKBOX"><field:param field:name="Checkbox_Checked" field:value="true"/></field:fieldmark><text:bookmark-end text:name="CaseACocher3"/><text:span text:style-name="T3"><text:tab/>Très fréquemment<text:tab/><text:tab/></text:span><text:bookmark-start text:name="CaseACocher5"/><field:fieldmark text:name="__Fieldmark__96_2085292129" field:type="vnd.oasis.opendocument.field.FORMCHECKBOX"/><text:bookmark-end text:name="CaseACocher5"/><text:span text:style-name="T3"><text:tab/>Fréquemment</text:span><text:bookmark-start text:name="CaseACocher4"/><text:span text:style-name="T3"><text:tab/><text:tab/><text:tab/></text:span><field:fieldmark text:name="__Fieldmark__105_2085292129" field:type="vnd.oasis.opendocument.field.FORMCHECKBOX"/><text:bookmark-end text:name="CaseACocher4"/><text:span text:style-name="T3"><text:tab/>Rarement</text:span></text:p>
      <text:p text:style-name="P14"/>
      <text:p text:style-name="P3"><text:span text:style-name="T1">3 - </text:span><text:span text:style-name="T5">Lieux où cette pratique professionnelle </text:span><text:span text:style-name="T3">a été exercée 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Nom de l’entreprise, organisme ou association</text:p>
          </table:table-cell>
          <table:table-cell table:style-name="Tableau3.A1" office:value-type="string">
            <text:p text:style-name="P6">Lieu</text:p>
          </table:table-cell>
          <table:table-cell table:style-name="Tableau3.A1" office:value-type="string">
            <text:p text:style-name="P6">Chantier, atelier, services ou autres (à préciser)</text:p>
          </table:table-cell>
        </table:table-row>
        <table:table-row table:style-name="Tableau3.2">
          <table:table-cell table:style-name="Tableau3.A1" office:value-type="string">
            <text:p text:style-name="P12">O2i</text:p>
            <text:p text:style-name="P9"/>
          </table:table-cell>
          <table:table-cell table:style-name="Tableau3.A1" office:value-type="string">
            <text:p text:style-name="P12">Gennevilliers</text:p>
          </table:table-cell>
          <table:table-cell table:style-name="Tableau3.A1" office:value-type="string">
            <text:p text:style-name="P12">Service informatique</text:p>
          </table:table-cell>
        </table:table-row>
      </table:table>
      <text:p text:style-name="P15"/>
      <text:p text:style-name="P3"><text:span text:style-name="T3">4 - </text:span><text:span text:style-name="T5">Indiquez la</text:span><text:span text:style-name="T3"> </text:span><text:span text:style-name="T5">période </text:span><text:span text:style-name="T3">de l’exercice de cette pratique professionnelle :</text:span></text:p>
      <text:p text:style-name="P7">Du <text:span text:style-name="T13">5 octobre 2015</text:span><text:tab/>au <text:span text:style-name="T13">2 décembre 2015</text:span><text:tab/></text:p>
      <text:p text:style-name="P4"/>
      <text:p text:style-name="P4"/>
      <text:p text:style-name="P21"/>
      <text:p text:style-name="P4"><text:span text:style-name="T3">5 - </text:span><text:span text:style-name="T5">Précisez les moyens</text:span><text:span text:style-name="T3"> que vous avez utilisés pour accomplir les tâches décrites : matériels, outils, techniques, matériaux, produits, logiciels,… :</text:span></text:p>
      <text:p text:style-name="P5"/>
      <text:p text:style-name="P10">IDE NetBeans</text:p>
      <text:p text:style-name="P10">Langages HTML, CSS, JavaScript, jQuery et framework bootstrap pour la partie Web</text:p>
      <text:p text:style-name="P10">Langage Java avec la bibliothèque Swing pour la partie Back-End</text:p>
      <text:p text:style-name="P13">Documentation : supports de cours obtenus à l'école, site web de PHP et d'Oracle, ouvrages de l'éditeur O'Reilly</text:p>
      <text:p text:style-name="P5"/>
      <text:p text:style-name="P4"><text:span text:style-name="T3">6 - </text:span><text:span text:style-name="T5">Pour la réalisation de ces tâches</text:span><text:span text:style-name="T3"> </text:span><text:span text:style-name="T5">ou opérations</text:span><text:span text:style-name="T3">, avez-vous travaillé seul ou en équipe, avec ou sans consignes, en relation avec d’autres personnes de votre entreprises ou extérieures à votre entreprise …) ? Si oui, précisez dans quelles circonstances :</text:span></text:p>
      <text:p text:style-name="P15"/>
      <text:p text:style-name="P17"><text:span text:style-name="T12">J'ai travaillé s</text:span>ous la direction du chef en projet <text:span text:style-name="T12">en liaison avec les autres développeurs impliqués dans la réalisation de l'application.</text:span></text:p>
      <text:p text:style-name="P18">Scrum – avec ses divers<text:span text:style-name="T17">es</text:span> réunions – ont jalonné l'avancé du projet.</text:p>
      <text:p text:style-name="P15"/>
      <text:p text:style-name="P15"/>
      <text:p text:style-name="P15"/>
      <text:p text:style-name="P3"><text:span text:style-name="T3">7 - </text:span><text:span text:style-name="T5">Documents annexes</text:span></text:p>
      <text:p text:style-name="P23">7 A – Le cas échéant, documents prévus dans le règlement du titre visé :</text:p>
      <text:p text:style-name="P15"/>
      <text:p text:style-name="P15"><text:tab/><text:span text:style-name="T15">Rapport_de_stage_</text:span><text:span text:style-name="T16">P</text:span><text:span text:style-name="T15">ascal_</text:span><text:span text:style-name="T16">B</text:span><text:span text:style-name="T15">uguet_O2i.pdf</text:span></text:p>
      <text:p text:style-name="P15"/>
      <text:p text:style-name="P22"><text:span text:style-name="T3">7 B - </text:span><text:span text:style-name="T4">Documents complémentaires en option</text:span><text:span text:style-name="T5"> :</text:span><text:span text:style-name="T3"> indiquez ici la liste des documents que vous souhaitez présenter au jury</text:span></text:p>
      <text:p text:style-name="P15"/>
      <text:p text:style-name="P15"/>
      <text:p text:style-name="P15"/>
      <text:p text:style-name="P8">Date :<text:span text:style-name="T14">2 décembre 2015</text:span><text:tab/></text:p>
      <text:p text:style-name="P24">Vous pouvez ajouter une page complémentaire de commentaires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 fo:hyphenation-ladder-count="no-limit"/>
      <style:text-properties style:font-name="Arial" fo:font-family="Arial" style:font-family-generic="roman" style:font-pitch="variable" fo:font-size="11pt" style:font-size-asian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style:contextual-spacing="false" fo:text-align="center" style:justify-single-word="false" fo:keep-with-next="always">
        <style:tab-stops>
          <style:tab-stop style:position="9.252cm"/>
        </style:tab-stops>
      </style:paragraph-properties>
      <style:text-properties fo:color="#000000"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2.501cm" fo:margin-right="0cm" fo:margin-top="0.212cm" fo:margin-bottom="0.212cm" style:contextual-spacing="false" fo:text-indent="0cm" style:auto-text-indent="false" fo:keep-with-next="always"/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size-complex="11pt"/>
    </style:style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212cm" fo:margin-bottom="0.212cm" style:contextual-spacing="false" fo:line-height="200%" fo:padding-left="0.141cm" fo:padding-right="0.071cm" fo:padding-top="0.035cm" fo:padding-bottom="0.035cm" fo:border="0.51pt solid #00000a">
        <style:tab-stops>
          <style:tab-stop style:position="11.753cm" style:leader-style="dotted" style:leader-text="."/>
        </style:tab-stops>
      </style:paragraph-properties>
      <style:text-properties style:font-name="Arial" fo:font-family="Arial" style:font-family-generic="roman" style:font-pitch="variable" fo:font-size="11pt" style:font-size-asian="11pt" style:font-size-complex="11pt"/>
    </style:style>
    <style:style style:name="Text_20_body_20_indent" style:display-name="Text body indent" style:family="paragraph" style:parent-style-name="Standard" style:default-outline-level="" style:class="text">
      <style:paragraph-properties fo:margin-left="2.501cm" fo:margin-right="0cm" fo:text-align="justify" style:justify-single-word="false" fo:text-indent="0cm" style:auto-text-indent="false">
        <style:tab-stops>
          <style:tab-stop style:position="12.002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2.501cm" fo:margin-right="0cm" fo:margin-top="0.212cm" fo:margin-bottom="0.212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size-complex="11pt"/>
    </style:style>
    <style:style style:name="Body_20_Text_20_3" style:display-name="Body Text 3" style:family="paragraph" style:parent-style-name="Standard" style:default-outline-level="">
      <style:paragraph-properties fo:margin-top="0.212cm" fo:margin-bottom="0.212cm" style:contextual-spacing="false" fo:padding-left="0.141cm" fo:padding-right="0.141cm" fo:padding-top="0.035cm" fo:padding-bottom="0.035cm" fo:border="0.51pt solid #00000a"/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318cm" fo:margin-left="3.5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55cm" fo:text-indent="-0.318cm" fo:margin-left="7.3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65cm" fo:text-indent="-0.318cm" fo:margin-left="11.1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1" text:start-value="2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318cm" fo:margin-left="3.5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55cm" fo:text-indent="-0.318cm" fo:margin-left="7.3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65cm" fo:text-indent="-0.318cm" fo:margin-left="11.1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mic Sans MS'" style:font-family-generic="script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suffix="-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2.251cm" fo:margin-right="1.75cm" style:writing-mode="lr-tb" style:layout-grid-color="#c0c0c0" style:layout-grid-lines="269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-jouanin</meta:initial-creator>
    <meta:editing-cycles>35</meta:editing-cycles>
    <meta:print-date>2014-01-30T11:14:00</meta:print-date>
    <meta:creation-date>2014-01-30T11:15:00</meta:creation-date>
    <dc:date>2015-12-22T03:41:31.343356592</dc:date>
    <meta:editing-duration>PT1H40M17S</meta:editing-duration>
    <meta:generator>LibreOffice/4.2.8.2$Linux_X86_64 LibreOffice_project/420m0$Build-2</meta:generator>
    <meta:document-statistic meta:table-count="1" meta:image-count="0" meta:object-count="0" meta:page-count="2" meta:paragraph-count="36" meta:word-count="394" meta:character-count="2554" meta:non-whitespace-character-count="2185"/>
    <meta:user-defined meta:name="AppVersion">14.0000</meta:user-defined>
    <meta:user-defined meta:name="Company">AFPA</meta:user-defined>
    <meta:user-defined meta:name="ContentTypeId">0x010100BC9382D4BED2114584B3EC8EFF01982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